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EF0000019368298752CE2A95B6.png" manifest:media-type="image/png"/>
  <manifest:file-entry manifest:full-path="Pictures/1000000000000020000000204B249CA79A42C6D7.png" manifest:media-type="image/png"/>
  <manifest:file-entry manifest:full-path="Pictures/1001B91B00003329000029A7BA6EDDFFD5E7CE83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uristica" svg:font-family="Heuris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27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Heuristica" fo:font-size="22pt" style:font-size-asian="22pt" style:font-size-complex="2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Heuristic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96cm" svg:height="10.662cm" svg:x="5.042cm" svg:y="-0.211cm">
          <draw:image xlink:href="Pictures/1001B91B00003329000029A7BA6EDDFFD5E7CE83.svg" xlink:type="simple" xlink:show="embed" xlink:actuate="onLoad" loext:mime-type="image/svg+xml">
            <text:p/>
          </draw:image>
          <draw:image xlink:href="Pictures/10000201000001EF0000019368298752CE2A95B6.png" xlink:type="simple" xlink:show="embed" xlink:actuate="onLoad" loext:mime-type="image/png"/>
        </draw:frame>
        <draw:frame draw:style-name="gr2" draw:text-style-name="P2" draw:layer="layout" svg:width="4.748cm" svg:height="1.157cm" svg:x="15.456cm" svg:y="9.294cm">
          <draw:text-box>
            <text:p><text:span text:style-name="T1">flagellum</text:span></text:p>
          </draw:text-box>
        </draw:frame>
        <draw:frame draw:style-name="gr3" draw:text-style-name="P2" draw:layer="layout" svg:width="4.748cm" svg:height="1.801cm" svg:x="0.597cm" svg:y="5.625cm">
          <draw:text-box>
            <text:p><text:span text:style-name="T1">nucleoid region</text:span></text:p>
          </draw:text-box>
        </draw:frame>
        <draw:frame draw:style-name="gr4" draw:text-style-name="P2" draw:layer="layout" svg:width="4.748cm" svg:height="1.665cm" svg:x="15.407cm" svg:y="0.926cm">
          <draw:text-box>
            <text:p><text:span text:style-name="T1">capsule</text:span></text:p>
          </draw:text-box>
        </draw:frame>
        <draw:frame draw:style-name="gr4" draw:text-style-name="P2" draw:layer="layout" svg:width="4.748cm" svg:height="1.665cm" svg:x="0.04cm" svg:y="9.167cm">
          <draw:text-box>
            <text:p><text:span text:style-name="T1">cytoplasm</text:span></text:p>
          </draw:text-box>
        </draw:frame>
        <draw:frame draw:style-name="gr5" draw:text-style-name="P2" draw:layer="layout" svg:width="3.81cm" svg:height="1.27cm" svg:x="10.757cm" svg:y="0.672cm">
          <draw:text-box>
            <text:p><text:span text:style-name="T1">cell wall</text:span></text:p>
          </draw:text-box>
        </draw:frame>
        <draw:frame draw:style-name="gr6" draw:text-style-name="P2" draw:layer="layout" svg:width="4.318cm" svg:height="1.397cm" svg:x="1.762cm" svg:y="3.667cm">
          <draw:text-box>
            <text:p><text:span text:style-name="T1">plasmid</text:span></text:p>
          </draw:text-box>
        </draw:frame>
        <draw:frame draw:style-name="gr3" draw:text-style-name="P2" draw:layer="layout" svg:width="4.748cm" svg:height="1.801cm" svg:x="5.572cm" svg:y="1.104cm">
          <draw:text-box>
            <text:p><text:span text:style-name="T1">plasma membrane</text:span></text:p>
          </draw:text-box>
        </draw:frame>
        <draw:line draw:style-name="gr7" draw:text-style-name="P3" draw:layer="layout" svg:x1="15.964cm" svg:y1="1.815cm" svg:x2="14.821cm" svg:y2="2.831cm">
          <text:p/>
        </draw:line>
        <draw:line draw:style-name="gr7" draw:text-style-name="P3" draw:layer="layout" svg:x1="13.17cm" svg:y1="1.688cm" svg:x2="13.192cm" svg:y2="3.159cm">
          <text:p/>
        </draw:line>
        <draw:line draw:style-name="gr7" draw:text-style-name="P3" draw:layer="layout" svg:x1="10.017cm" svg:y1="2.524cm" svg:x2="12.811cm" svg:y2="3.54cm">
          <text:p/>
        </draw:line>
        <draw:line draw:style-name="gr7" draw:text-style-name="P3" draw:layer="layout" svg:x1="5.064cm" svg:y1="4.302cm" svg:x2="8.874cm" svg:y2="5.318cm">
          <text:p/>
        </draw:line>
        <draw:line draw:style-name="gr7" draw:text-style-name="P3" draw:layer="layout" svg:x1="4.153cm" svg:y1="9.562cm" svg:x2="8.598cm" svg:y2="8.292cm">
          <text:p/>
        </draw:line>
        <draw:line draw:style-name="gr7" draw:text-style-name="P3" draw:layer="layout" svg:x1="4.153cm" svg:y1="6.514cm" svg:x2="9.255cm" svg:y2="6.588cm">
          <text:p/>
        </draw:line>
        <draw:line draw:style-name="gr7" draw:text-style-name="P3" draw:layer="layout" svg:x1="15.583cm" svg:y1="9.308cm" svg:x2="14.059cm" svg:y2="8.1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uristica" svg:font-family="Heuris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168cm" fo:page-height="11.0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Brandon van Veenhuyzen</meta:initial-creator>
    <meta:creation-date>2020-04-30T18:49:51.062296463</meta:creation-date>
    <dc:date>2020-04-30T20:09:32.679072074</dc:date>
    <dc:creator>Brandon van Veenhuyzen</dc:creator>
    <meta:editing-duration>PT47M42S</meta:editing-duration>
    <meta:editing-cycles>3</meta:editing-cycles>
    <meta:generator>LibreOffice/6.3.5.2$Linux_X86_64 LibreOffice_project/30$Build-2</meta:generator>
    <meta:document-statistic meta:object-count="15"/>
  </office:meta>
</office:document-meta>
</file>